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o (cópia)" table:style-name="ta1">
        <table:shapes>
          <draw:frame draw:z-index="0" draw:style-name="gr1" draw:text-style-name="P1" svg:width="159.99mm" svg:height="89.99mm" svg:x="81.1mm" svg:y="5.51mm">
            <draw:object draw:notify-on-update-of-ranges="'tempo (cópia)'.B1:'tempo (cópia)'.B1 'tempo (cópia)'.B2:'tempo (cópia)'.B6 'tempo (cópia)'.C1:'tempo (cópia)'.C1 'tempo (cópia)'.C2:'tempo (cópia)'.C6 'tempo (cópia)'.D1:'tempo (cópia)'.D1 'tempo (cópia)'.D2:'tempo (cópia)'.D6 'tempo (cópia)'.E1:'tempo (cópia)'.E1 'tempo (cópia)'.E2:'tempo (cópia)'.E6 'tempo (cópia)'.F1:'tempo (cópia)'.F1 'tempo (cópia)'.F2:'tempo (cópia)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c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716900" calcext:value-type="float">
            <text:p>5716900</text:p>
          </table:table-cell>
          <table:table-cell office:value-type="float" office:value="1979" calcext:value-type="float">
            <text:p>1979</text:p>
          </table:table-cell>
          <table:table-cell office:value-type="float" office:value="3423" calcext:value-type="float">
            <text:p>3423</text:p>
          </table:table-cell>
          <table:table-cell office:value-type="float" office:value="4662" calcext:value-type="float">
            <text:p>4662</text:p>
          </table:table-cell>
          <table:table-cell office:value-type="float" office:value="6504" calcext:value-type="float">
            <text:p>6504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office:value-type="float" office:value="1108400" calcext:value-type="float">
            <text:p>1108400</text:p>
          </table:table-cell>
          <table:table-cell office:value-type="float" office:value="2048" calcext:value-type="float">
            <text:p>2048</text:p>
          </table:table-cell>
          <table:table-cell office:value-type="float" office:value="3458" calcext:value-type="float">
            <text:p>3458</text:p>
          </table:table-cell>
          <table:table-cell office:value-type="float" office:value="4703" calcext:value-type="float">
            <text:p>4703</text:p>
          </table:table-cell>
          <table:table-cell office:value-type="float" office:value="6727" calcext:value-type="float">
            <text:p>6727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7006000" calcext:value-type="float">
            <text:p>7006000</text:p>
          </table:table-cell>
          <table:table-cell office:value-type="float" office:value="1948" calcext:value-type="float">
            <text:p>1948</text:p>
          </table:table-cell>
          <table:table-cell office:value-type="float" office:value="3149" calcext:value-type="float">
            <text:p>3149</text:p>
          </table:table-cell>
          <table:table-cell office:value-type="float" office:value="5003" calcext:value-type="float">
            <text:p>5003</text:p>
          </table:table-cell>
          <table:table-cell office:value-type="float" office:value="6998" calcext:value-type="float">
            <text:p>6998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757311" calcext:value-type="float">
            <text:p>757311</text:p>
          </table:table-cell>
          <table:table-cell office:value-type="float" office:value="2084" calcext:value-type="float">
            <text:p>2084</text:p>
          </table:table-cell>
          <table:table-cell office:value-type="float" office:value="3359" calcext:value-type="float">
            <text:p>3359</text:p>
          </table:table-cell>
          <table:table-cell office:value-type="float" office:value="5263" calcext:value-type="float">
            <text:p>5263</text:p>
          </table:table-cell>
          <table:table-cell office:value-type="float" office:value="6960" calcext:value-type="float">
            <text:p>6960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702311" calcext:value-type="float">
            <text:p>702311</text:p>
          </table:table-cell>
          <table:table-cell office:value-type="float" office:value="2902" calcext:value-type="float">
            <text:p>2902</text:p>
          </table:table-cell>
          <table:table-cell office:value-type="float" office:value="4301" calcext:value-type="float">
            <text:p>4301</text:p>
          </table:table-cell>
          <table:table-cell office:value-type="float" office:value="6185" calcext:value-type="float">
            <text:p>6185</text:p>
          </table:table-cell>
          <table:table-cell office:value-type="float" office:value="7753" calcext:value-type="float">
            <text:p>7753</text:p>
          </table:table-cell>
          <table:table-cell office:value-type="float" office:value="10098" calcext:value-type="float">
            <text:p>10098</text:p>
          </table:table-cell>
        </table:table-row>
      </table:table>
      <table:named-expressions/>
      <table:database-ranges>
        <table:database-range table:name="__Anonymous_Sheet_DB__0" table:target-range-address="'tempo (cópia)'.A2:'tempo (cópia)'.F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10:23:34.181011285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205cm" style:legend-expansion="high" chart:style-name="ch2"/>
        <chart:plot-area chart:style-name="ch3" table:cell-range-address="'tempo (cópia)'.B1:'tempo (cópia)'.F6" chart:data-source-has-labels="row" svg:x="1.331cm" svg:y="0.18cm" svg:width="12.853cm" svg:height="7.659cm">
          <chartooo:coordinate-region svg:x="2.508cm" svg:y="0.379cm" svg:width="11.676cm" svg:height="6.813cm"/>
          <chart:axis chart:dimension="x" chart:name="primary-x" chart:style-name="ch4">
            <chart:title svg:x="6.602cm" svg:y="8.019cm" chart:style-name="ch5">
              <text:p>Charge Boards</text:p>
            </chart:title>
          </chart:axis>
          <chart:axis chart:dimension="y" chart:name="primary-y" chart:style-name="ch6">
            <chart:title svg:x="0.451cm" svg:y="4.781cm" chart:style-name="ch7">
              <text:p>Time (ms)</text:p>
            </chart:title>
            <chart:grid chart:style-name="ch8" chart:class="major"/>
          </chart:axis>
          <chart:series chart:style-name="ch9" chart:values-cell-range-address="'tempo (cópia)'.B2:'tempo (cópia)'.B6" chart:label-cell-address="'tempo (cópia)'.B1:'tempo (cópia)'.B1" chart:class="chart:bar">
            <chart:data-point chart:repeated="5"/>
          </chart:series>
          <chart:series chart:style-name="ch10" chart:values-cell-range-address="'tempo (cópia)'.C2:'tempo (cópia)'.C6" chart:label-cell-address="'tempo (cópia)'.C1:'tempo (cópia)'.C1" chart:class="chart:bar">
            <chart:data-point chart:repeated="5"/>
          </chart:series>
          <chart:series chart:style-name="ch11" chart:values-cell-range-address="'tempo (cópia)'.D2:'tempo (cópia)'.D6" chart:label-cell-address="'tempo (cópia)'.D1:'tempo (cópia)'.D1" chart:class="chart:bar">
            <chart:data-point chart:repeated="5"/>
          </chart:series>
          <chart:series chart:style-name="ch12" chart:values-cell-range-address="'tempo (cópia)'.E2:'tempo (cópia)'.E6" chart:label-cell-address="'tempo (cópia)'.E1:'tempo (cópia)'.E1" chart:class="chart:bar">
            <chart:data-point chart:repeated="5"/>
          </chart:series>
          <chart:series chart:style-name="ch13" chart:values-cell-range-address="'tempo (cópia)'.F2:'tempo (cópia)'.F6" chart:label-cell-address="'tempo (cópia)'.F1:'tempo (cópia)'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</text:p>
                <draw:g>
                  <svg:desc>'tempo (cópia)'.B1:'tempo (cópia)'.B1</svg:desc>
                </draw:g>
              </table:table-cell>
              <table:table-cell office:value-type="string">
                <text:p>700</text:p>
                <draw:g>
                  <svg:desc>'tempo (cópia)'.C1:'tempo (cópia)'.C1</svg:desc>
                </draw:g>
              </table:table-cell>
              <table:table-cell office:value-type="string">
                <text:p>1000</text:p>
                <draw:g>
                  <svg:desc>'tempo (cópia)'.D1:'tempo (cópia)'.D1</svg:desc>
                </draw:g>
              </table:table-cell>
              <table:table-cell office:value-type="string">
                <text:p>1500</text:p>
                <draw:g>
                  <svg:desc>'tempo (cópia)'.E1:'tempo (cópia)'.E1</svg:desc>
                </draw:g>
              </table:table-cell>
              <table:table-cell office:value-type="string">
                <text:p>2000</text:p>
                <draw:g>
                  <svg:desc>'tempo (cópia)'.F1:'tempo (cópia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  <draw:g>
                  <svg:desc>'tempo (cópia)'.B2:'tempo (cópia)'.B6</svg:desc>
                </draw:g>
              </table:table-cell>
              <table:table-cell office:value-type="float" office:value="3423">
                <text:p>3423</text:p>
                <draw:g>
                  <svg:desc>'tempo (cópia)'.C2:'tempo (cópia)'.C6</svg:desc>
                </draw:g>
              </table:table-cell>
              <table:table-cell office:value-type="float" office:value="4662">
                <text:p>4662</text:p>
                <draw:g>
                  <svg:desc>'tempo (cópia)'.D2:'tempo (cópia)'.D6</svg:desc>
                </draw:g>
              </table:table-cell>
              <table:table-cell office:value-type="float" office:value="6504">
                <text:p>6504</text:p>
                <draw:g>
                  <svg:desc>'tempo (cópia)'.E2:'tempo (cópia)'.E6</svg:desc>
                </draw:g>
              </table:table-cell>
              <table:table-cell office:value-type="float" office:value="9032">
                <text:p>9032</text:p>
                <draw:g>
                  <svg:desc>'tempo (cópia)'.F2:'tempo (cópia)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3458">
                <text:p>3458</text:p>
              </table:table-cell>
              <table:table-cell office:value-type="float" office:value="4703">
                <text:p>4703</text:p>
              </table:table-cell>
              <table:table-cell office:value-type="float" office:value="6727">
                <text:p>6727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8">
                <text:p>1948</text:p>
              </table:table-cell>
              <table:table-cell office:value-type="float" office:value="3149">
                <text:p>3149</text:p>
              </table:table-cell>
              <table:table-cell office:value-type="float" office:value="5003">
                <text:p>5003</text:p>
              </table:table-cell>
              <table:table-cell office:value-type="float" office:value="6998">
                <text:p>6998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4">
                <text:p>2084</text:p>
              </table:table-cell>
              <table:table-cell office:value-type="float" office:value="3359">
                <text:p>3359</text:p>
              </table:table-cell>
              <table:table-cell office:value-type="float" office:value="5263">
                <text:p>5263</text:p>
              </table:table-cell>
              <table:table-cell office:value-type="float" office:value="6960">
                <text:p>6960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2">
                <text:p>2902</text:p>
              </table:table-cell>
              <table:table-cell office:value-type="float" office:value="4301">
                <text:p>4301</text:p>
              </table:table-cell>
              <table:table-cell office:value-type="float" office:value="6185">
                <text:p>6185</text:p>
              </table:table-cell>
              <table:table-cell office:value-type="float" office:value="7753">
                <text:p>7753</text:p>
              </table:table-cell>
              <table:table-cell office:value-type="float" office:value="10098">
                <text:p>10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